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Counter.get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Counter.getCalls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Counter.count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Counter.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Coun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Counter.count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